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7fd4" officeooo:paragraph-rsid="001b7fd4"/>
    </style:style>
    <style:style style:name="P2" style:family="paragraph" style:parent-style-name="Standard">
      <style:text-properties officeooo:rsid="00236e5d" officeooo:paragraph-rsid="00236e5d"/>
    </style:style>
    <style:style style:name="P3" style:family="paragraph" style:parent-style-name="Text_20_body" style:list-style-name="L1">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4" style:family="paragraph" style:parent-style-name="Text_20_body">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officeooo:rsid="001e5163" officeooo:paragraph-rsid="001e5163"/>
    </style:style>
    <style:style style:name="P5" style:family="paragraph" style:parent-style-name="Text_20_body">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officeooo:rsid="001e8622" officeooo:paragraph-rsid="001e8622"/>
    </style:style>
    <style:style style:name="P6" style:family="paragraph" style:parent-style-name="Text_20_body">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officeooo:rsid="001e952f" officeooo:paragraph-rsid="001e952f"/>
    </style:style>
    <style:style style:name="P7" style:family="paragraph" style:parent-style-name="Text_20_body">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officeooo:rsid="0021fa41" officeooo:paragraph-rsid="0021fa41"/>
    </style:style>
    <style:style style:name="P8" style:family="paragraph" style:parent-style-name="Text_20_body" style:list-style-name="L1">
      <style:paragraph-properties fo:margin-top="0cm" fo:margin-bottom="0.423cm" loext:contextual-spacing="false" fo:orphans="2" fo:widows="2"/>
    </style:style>
    <style:style style:name="P9" style:family="paragraph" style:parent-style-name="Text_20_body">
      <style:paragraph-properties fo:margin-top="0cm" fo:margin-bottom="0.423cm" loext:contextual-spacing="false" fo:orphans="2" fo:widows="2"/>
      <style:text-properties officeooo:rsid="001e952f" officeooo:paragraph-rsid="002071e3"/>
    </style:style>
    <style:style style:name="P10" style:family="paragraph" style:parent-style-name="Text_20_body">
      <style:paragraph-properties fo:margin-top="0cm" fo:margin-bottom="0.423cm" loext:contextual-spacing="false" fo:orphans="2" fo:widows="2"/>
      <style:text-properties officeooo:rsid="002071e3" officeooo:paragraph-rsid="002071e3"/>
    </style:style>
    <style:style style:name="P11" style:family="paragraph" style:parent-style-name="Text_20_body">
      <style:paragraph-properties fo:margin-top="0cm" fo:margin-bottom="0.423cm" loext:contextual-spacing="false" fo:orphans="2" fo:widows="2"/>
      <style:text-properties officeooo:rsid="0021fa41" officeooo:paragraph-rsid="0021fa41"/>
    </style:style>
    <style:style style:name="P12" style:family="paragraph" style:parent-style-name="Text_20_body">
      <style:paragraph-properties fo:margin-left="1.482cm" fo:margin-right="0cm" fo:text-indent="0cm" style:auto-text-indent="false"/>
      <style:text-properties officeooo:rsid="001b7fd4" officeooo:paragraph-rsid="001b7fd4"/>
    </style:style>
    <style:style style:name="P13" style:family="paragraph" style:parent-style-name="Text_20_body">
      <style:paragraph-properties fo:margin-left="1.482cm" fo:margin-right="0cm" fo:text-indent="0cm" style:auto-text-indent="false"/>
      <style:text-properties officeooo:rsid="001d10da" officeooo:paragraph-rsid="001d10da"/>
    </style:style>
    <style:style style:name="T1" style:family="text">
      <style:text-properties fo:font-weight="bold" style:font-weight-asian="bold" style:font-weight-complex="bold"/>
    </style:style>
    <style:style style:name="T2" style:family="text">
      <style:text-properties fo:font-variant="normal" fo:text-transform="none" fo:color="#24292e" style:font-name="apple-system" fo:font-size="12pt" fo:letter-spacing="normal" fo:font-style="normal" fo:font-weight="normal"/>
    </style:style>
    <style:style style:name="T3" style:family="text">
      <style:text-properties fo:font-variant="normal" fo:text-transform="none" fo:color="#24292e" style:font-name="apple-system" fo:font-size="12pt" fo:letter-spacing="normal" fo:font-style="normal" fo:font-weight="normal" officeooo:rsid="001d2c6f"/>
    </style:style>
    <style:style style:name="T4" style:family="text">
      <style:text-properties fo:font-variant="normal" fo:text-transform="none" fo:color="#24292e" style:font-name="apple-system" fo:font-size="12pt" fo:letter-spacing="normal" fo:font-style="normal" fo:font-weight="normal" officeooo:rsid="002071e3"/>
    </style:style>
    <style:style style:name="T5" style:family="text">
      <style:text-properties fo:font-variant="normal" fo:text-transform="none" fo:color="#24292e" style:font-name="apple-system" fo:font-size="12pt" fo:letter-spacing="normal" fo:font-style="normal" fo:font-weight="bold"/>
    </style:style>
    <style:style style:name="T6" style:family="text">
      <style:text-properties officeooo:rsid="001e8622"/>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ynamic_cast &lt;basePtr&gt;</text:span> <text:s/>- самый приемлемый каст</text:p>
      <text:p text:style-name="P1">typeid — какого класса объект</text:p>
      <text:p text:style-name="P1">type_info — информация о типе объекта</text:p>
      <text:p text:style-name="P1"/>
      <text:p text:style-name="P1"/>
      <text:p text:style-name="P12"><text:span text:style-name="T2">0. Что такое </text:span><text:span text:style-name="Strong_20_Emphasis"><text:span text:style-name="T5">lvalue</text:span></text:span><text:span text:style-name="T2"> и </text:span><text:span text:style-name="Strong_20_Emphasis"><text:span text:style-name="T5">rvalue</text:span></text:span><text:span text:style-name="T2"> ссылки, чем они отличаются друг от друга?</text:span></text:p>
      <text:p text:style-name="P13"><text:span text:style-name="T2">Lvalue <text:s/>- объект, который имеет адрес. Это </text:span><text:span text:style-name="T3">объект, на который можно ссылаться по адресу. Например, int &amp;val = lval; - создание ссылки на lval.</text:span></text:p>
      <text:p text:style-name="P13"><text:span text:style-name="T2">Rvalue определяется исключением; это все объекты не lvalue. Это объект, который может находиться только справа от = в строке a = b, </text:span><text:span text:style-name="T3">ему нельзя присвоить значение. Ссылка на объект: int &amp;&amp;val = rvalue;</text:span></text:p>
      <text:p text:style-name="P13"><text:span text:style-name="T3"/></text:p>
      <text:list xml:id="list2980589034" text:style-name="L1">
        <text:list-item>
          <text:p text:style-name="P3">Что такое списки инициализации конструктора? Зачем они нужны?</text:p>
        </text:list-item>
      </text:list>
      <text:p text:style-name="P4">Списки инициализации нужны для того, чтобы не присваивать значения переменным — членам класса, а инициализировать их. Список инициализации начинается после параметров конструктора двоеточием, а заканчивается { - открытием тела конструктора. В некоторых случаях невозможно присвоить значение приватному члену класса в теле конструктора, тогда его можно инициализировать, используя список инициализации. </text:p>
      <text:p text:style-name="P4">Class Class_0</text:p>
      <text:p text:style-name="P4">{</text:p>
      <text:p text:style-name="P4">private:<text:line-break/><text:tab/>const bool Verity;</text:p>
      <text:p text:style-name="P4">public:</text:p>
      <text:p text:style-name="P4"><text:tab/>Class_0 () : <text:span text:style-name="T6">Verity(1);</text:span></text:p>
      <text:p text:style-name="P4">{…<text:span text:style-name="T6">}</text:span></text:p>
      <text:p text:style-name="P5">}</text:p>
      <text:p text:style-name="P4"><text:tab/></text:p>
      <text:list xml:id="list33337519618759" text:continue-numbering="true" text:style-name="L1">
        <text:list-item>
          <text:p text:style-name="P3">Какие типы конструкторов вы знаете? В чём особенность каждого из них, зачем он нужен?</text:p>
        </text:list-item>
      </text:list>
      <text:p text:style-name="P5">Типы конструкторов. </text:p>
      <text:p text:style-name="P5"><text:soft-page-break/>Конструктор по умолчанию</text:p>
      <text:p text:style-name="P6">Конструктор без параметров.</text:p>
      <text:p text:style-name="P5">Конструктор копирования</text:p>
      <text:p text:style-name="P6">Конструктор, аргументом которого является ссылка на объект. Используется для инициализации одного объекта другим объектом. (копирование выполняется почленно по значению)</text:p>
      <text:p text:style-name="P5">Конструктор перемещения</text:p>
      <text:p text:style-name="P6">Конструктор, появившийся в стандарте С++11 с появлением возможности <text:s/>ссылаться на rvalue с помощью &amp;&amp;. Используется, чтобы не использовать временные переменные при копировании.</text:p>
      <text:list xml:id="list33337244383347" text:continue-numbering="true" text:style-name="L1">
        <text:list-item>
          <text:p text:style-name="P8"><text:span text:style-name="T2">Как и для чего нужно использовать </text:span><text:span text:style-name="Strong_20_Emphasis"><text:span text:style-name="T5">const</text:span></text:span><text:span text:style-name="T2"> в методах класса?</text:span></text:p>
        </text:list-item>
      </text:list>
      <text:p text:style-name="P9"><text:span text:style-name="T4">Допустим, мы имеем строку </text:span></text:p>
      <text:p text:style-name="P9"><text:span text:style-name="T2">size_t size() const;</text:span></text:p>
      <text:p text:style-name="P10"><text:span text:style-name="T2">В этом случае const позволяет компилятору определить, что значение size не изменяется в данной области видимости. (При попытке изменить константное значение компилятор выдаст ошибку). Это позволяет избежать неосознанной замены значений переменных, которые должны быть постоянными. Если const встречается после func(), это означает, что функция не изменяет состояние объекта. Также ссылка на переменную const является rvalue, что также можно использовать.</text:span></text:p>
      <text:list xml:id="list33336623374804" text:continue-numbering="true" text:style-name="L1">
        <text:list-item>
          <text:p text:style-name="P3">Как можно переопределять операторы в с++? Какие есть ограничение?</text:p>
        </text:list-item>
      </text:list>
      <text:p text:style-name="P7">В С++ можно перегружать операторы — это является следствием полиморфизма языка. Например, переопределим оператор +. Для этого воспользуемся формой operator+(arguments).</text:p>
      <text:p text:style-name="P7">Существуют ограничения переопределения операторов. </text:p>
      <text:p text:style-name="P7">1. Переопределять можно только определенные ранее операторы (нельзя с помощью данной формы создать новый);</text:p>
      <text:p text:style-name="P7">2. У нового оператора должен быть такой же синтаксис, как у прежнего (например, нельзя определить унарный оператор +);</text:p>
      <text:p text:style-name="P7">3. Существуют операторы, которые нельзя переопределять;</text:p>
      <text:list xml:id="list33338222688725" text:continue-numbering="true" text:style-name="L1">
        <text:list-item>
          <text:p text:style-name="P8"><text:span text:style-name="T2">Для чего нужно ключевое слово </text:span><text:span text:style-name="Strong_20_Emphasis"><text:span text:style-name="T5">friend</text:span></text:span><text:span text:style-name="T2">?</text:span></text:p>
        </text:list-item>
      </text:list>
      <text:p text:style-name="P11"><text:soft-page-break/><text:span text:style-name="T2">Ключевое слово friend используется, если нужно использовать в функции члены-объекты класса внутри private, но сама функция не находится в классе. Стоит отметить, что поэтому не нужно определять namespace с помощью ::.</text:span></text:p>
      <text:list xml:id="list33337186387020" text:continue-numbering="true" text:style-name="L1">
        <text:list-item>
          <text:p text:style-name="P8"><text:span text:style-name="T2">В чём особенность </text:span><text:span text:style-name="Strong_20_Emphasis"><text:span text:style-name="T5">new</text:span></text:span><text:span text:style-name="T2"> и </text:span><text:span text:style-name="Strong_20_Emphasis"><text:span text:style-name="T5">delete</text:span></text:span><text:span text:style-name="T2"> по сравнению с </text:span><text:span text:style-name="Strong_20_Emphasis"><text:span text:style-name="T5">malloc()</text:span></text:span><text:span text:style-name="T2"> и </text:span><text:span text:style-name="Strong_20_Emphasis"><text:span text:style-name="T5">free()</text:span></text:span><text:span text:style-name="T2">.</text:span></text:p>
        </text:list-item>
      </text:list>
      <text:p text:style-name="P2">1. new в случае провала вызывает исключение, malloc возвращает NULL;</text:p>
      <text:p text:style-name="P2">2. new вызывает конструктор класса, malloc выделяет память;</text:p>
      <text:p text:style-name="P2">3. new возвращает тип переменной, malloc — void;</text:p>
      <text:p text:style-name="P2">4. при вызове new необходимый размер памяти определяется автоматически компилятором, malloc — выделяет определенное количество памяти</text:p>
      <text:p text:style-name="P2">5. new можно переопределить (а еще это оператор), malloc переопределить нельзя (а еще это функци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4T09:24:02.319745089</meta:creation-date>
    <dc:date>2019-03-05T03:33:35.729218128</dc:date>
    <meta:editing-duration>PT1M59S</meta:editing-duration>
    <meta:editing-cycles>1</meta:editing-cycles>
    <meta:document-statistic meta:table-count="0" meta:image-count="0" meta:object-count="0" meta:page-count="3" meta:paragraph-count="42" meta:word-count="478" meta:character-count="3469" meta:non-whitespace-character-count="3022"/>
    <meta:generator>LibreOffice/6.0.3.2$Linux_X86_64 LibreOffice_project/00m0$Build-2</meta:generator>
  </office:meta>
</office:document-meta>
</file>